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ILCA PARICAHUA, JAVIER ELOY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Q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VILCA PARICAHUA, JAVIER ELOY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HUARCA CAHUANA, JORGE HECT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0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2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3780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02:2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